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fa1" officeooo:paragraph-rsid="00124fa1"/>
    </style:style>
    <style:style style:name="P2" style:family="paragraph" style:parent-style-name="Standard">
      <style:paragraph-properties fo:text-align="start" style:justify-single-word="false"/>
      <style:text-properties officeooo:rsid="0013ee69" officeooo:paragraph-rsid="0013ee6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ee69" officeooo:paragraph-rsid="0013ee69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3ee69" officeooo:paragraph-rsid="0013ee69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3ee69" officeooo:paragraph-rsid="0013ee6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ee69"/>
    </style:style>
    <style:style style:name="T1" style:family="text">
      <style:text-properties officeooo:rsid="0013ee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nalytics project outline.</text:p>
      <text:p text:style-name="P1"/>
      <text:p text:style-name="P2">The goal of this project will use a number of data point in order to acutely predict the success of a movie.</text:p>
      <text:p text:style-name="P2"/>
      <text:p text:style-name="P2">Will use about 700 movie scripts to train the data set.</text:p>
      <text:p text:style-name="P2"/>
      <text:p text:style-name="P2">The main data set will be generated from text analysis of movie scripts that I have found.</text:p>
      <text:p text:style-name="P2"/>
      <text:p text:style-name="P2">Main points of data from movie.</text:p>
      <text:p text:style-name="P2"/>
      <text:list xml:id="list2638370399732473639" text:style-name="L1">
        <text:list-item>
          <text:p text:style-name="P6"><text:span text:style-name="T1">Break down script into character lines / speech and description</text:span></text:p>
        </text:list-item>
        <text:list-item>
          <text:p text:style-name="P3">Number of words</text:p>
        </text:list-item>
        <text:list-item>
          <text:p text:style-name="P3">Words per a minute</text:p>
        </text:list-item>
        <text:list-item>
          <text:p text:style-name="P3">Number of unqiue words</text:p>
        </text:list-item>
        <text:list-item>
          <text:p text:style-name="P3">How many unique descriptive words</text:p>
        </text:list-item>
        <text:list-item>
          <text:p text:style-name="P3">Types of words used</text:p>
        </text:list-item>
        <text:list-item>
          <text:p text:style-name="P3">Language used in the script</text:p>
        </text:list-item>
        <text:list-item>
          <text:p text:style-name="P3">Find main break points in the movie</text:p>
        </text:list-item>
      </text:list>
      <text:p text:style-name="P2"/>
      <text:list xml:id="list143956281469577" text:continue-numbering="true" text:style-name="L1">
        <text:list-item>
          <text:p text:style-name="P3">Number of main characters in the script</text:p>
        </text:list-item>
        <text:list-item>
          <text:p text:style-name="P3">Identify percentage of the time a dialog is taking place</text:p>
        </text:list-item>
        <text:list-item>
          <text:p text:style-name="P3">Percentage of talking time</text:p>
        </text:list-item>
        <text:list-item>
          <text:p text:style-name="P3">Sentiment analysis for overall movie</text:p>
        </text:list-item>
        <text:list-item>
          <text:p text:style-name="P3">Sentiment analytics for movie segments</text:p>
        </text:list-item>
        <text:list-item>
          <text:p text:style-name="P3"/>
        </text:list-item>
      </text:list>
      <text:p text:style-name="P2"/>
      <text:p text:style-name="P2">Main external points</text:p>
      <text:p text:style-name="P2"/>
      <text:list xml:id="list3528648706507959999" text:style-name="L2">
        <text:list-item>
          <text:p text:style-name="P4">Actors that where in the movie</text:p>
        </text:list-item>
        <text:list-item>
          <text:p text:style-name="P4">Average rating of those actors</text:p>
        </text:list-item>
        <text:list-item>
          <text:p text:style-name="P4">Directors and average rating of the director/s</text:p>
        </text:list-item>
      </text:list>
      <text:p text:style-name="P2"/>
      <text:p text:style-name="P2">Review</text:p>
      <text:p text:style-name="P2"/>
      <text:list xml:id="list457322988649480597" text:style-name="L3">
        <text:list-item>
          <text:p text:style-name="P5">Meteoritic reviews</text:p>
        </text:list-item>
        <text:list-item>
          <text:p text:style-name="P5">Rotten tomatoes reviews =&gt; audience / critic</text:p>
        </text:list-item>
        <text:list-item>
          <text:p text:style-name="P5">aw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4:30:05.806810000</meta:creation-date>
    <meta:generator>LibreOffice/5.1.0.3$MacOSX_X86_64 LibreOffice_project/5e3e00a007d9b3b6efb6797a8b8e57b51ab1f737</meta:generator>
    <dc:date>2016-04-05T14:39:48.904262000</dc:date>
    <meta:editing-duration>PT9M43S</meta:editing-duration>
    <meta:editing-cycles>2</meta:editing-cycles>
    <meta:document-statistic meta:table-count="0" meta:image-count="0" meta:object-count="0" meta:page-count="1" meta:paragraph-count="27" meta:word-count="185" meta:character-count="960" meta:non-whitespace-character-count="821"/>
  </office:meta>
</office:document-meta>
</file>